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/>
    </style:style>
    <style:style style:name="T3" style:parent-style-name="DefaultParagraphFont" style:family="text">
      <style:text-properties fo:font-weight="bold" style:font-weight-asian="bold" style:font-weight-complex="bold" fo:color="#FF0000"/>
    </style:style>
    <style:style style:name="T4" style:parent-style-name="DefaultParagraphFont" style:family="text">
      <style:text-properties fo:font-weight="bold" style:font-weight-asian="bold" style:font-weight-complex="bold" fo:color="#FF0000"/>
    </style:style>
    <style:style style:name="T5" style:parent-style-name="DefaultParagraphFont" style:family="text">
      <style:text-properties fo:font-weight="bold" style:font-weight-asian="bold" style:font-weight-complex="bold"/>
    </style:style>
    <style:style style:name="T6" style:parent-style-name="DefaultParagraphFont" style:family="text">
      <style:text-properties fo:font-weight="bold" style:font-weight-asian="bold" style:font-weight-complex="bold"/>
    </style:style>
    <style:style style:name="T7" style:parent-style-name="DefaultParagraphFont" style:family="text">
      <style:text-properties fo:background-color="#FFFF00"/>
    </style:style>
    <style:style style:name="T8" style:parent-style-name="DefaultParagraphFont" style:family="text">
      <style:text-properties fo:background-color="#FFFF00"/>
    </style:style>
    <style:style style:name="T9" style:parent-style-name="DefaultParagraphFont" style:family="text">
      <style:text-properties fo:background-color="#FFFF00"/>
    </style:style>
    <style:style style:name="T10" style:parent-style-name="DefaultParagraphFont" style:family="text">
      <style:text-properties fo:font-weight="bold" style:font-weight-asian="bold" style:font-weight-complex="bold" fo:background-color="#FFFF00"/>
    </style:style>
    <style:style style:name="T11" style:parent-style-name="DefaultParagraphFont" style:family="text">
      <style:text-properties fo:font-weight="bold" style:font-weight-asian="bold" style:font-weight-complex="bold"/>
    </style:style>
    <style:style style:name="T12" style:parent-style-name="DefaultParagraphFont" style:family="text">
      <style:text-properties fo:background-color="#FFFF00"/>
    </style:style>
    <style:style style:name="T13" style:parent-style-name="DefaultParagraphFont" style:family="text">
      <style:text-properties fo:font-weight="bold" style:font-weight-asian="bold" style:font-weight-complex="bold" fo:background-color="#FFFF00"/>
    </style:style>
    <style:style style:name="T14" style:parent-style-name="DefaultParagraphFont" style:family="text">
      <style:text-properties fo:font-weight="bold" style:font-weight-asian="bold" style:font-weight-complex="bold"/>
    </style:style>
    <style:style style:name="T15" style:parent-style-name="DefaultParagraphFont" style:family="text">
      <style:text-properties fo:font-weight="bold" style:font-weight-asian="bold" style:font-weight-complex="bold" fo:background-color="#FFFF00"/>
    </style:style>
    <style:style style:name="T16" style:parent-style-name="DefaultParagraphFont" style:family="text">
      <style:text-properties fo:font-weight="bold" style:font-weight-asian="bold" style:font-weight-complex="bold" fo:background-color="#FFFF00"/>
    </style:style>
    <style:style style:name="T17" style:parent-style-name="DefaultParagraphFont" style:family="text">
      <style:text-properties fo:font-weight="bold" style:font-weight-asian="bold" style:font-weight-complex="bold"/>
    </style:style>
    <style:style style:name="T18" style:parent-style-name="DefaultParagraphFont" style:family="text">
      <style:text-properties fo:font-weight="bold" style:font-weight-asian="bold" style:font-weight-complex="bold" fo:background-color="#FFFF00"/>
    </style:style>
    <style:style style:name="T19" style:parent-style-name="DefaultParagraphFont" style:family="text">
      <style:text-properties fo:font-weight="bold" style:font-weight-asian="bold" style:font-weight-complex="bold" fo:background-color="#FFFF00"/>
    </style:style>
    <style:style style:name="T20" style:parent-style-name="DefaultParagraphFont" style:family="text">
      <style:text-properties fo:background-color="#FFFF00"/>
    </style:style>
    <style:style style:name="T21" style:parent-style-name="DefaultParagraphFont" style:family="text">
      <style:text-properties fo:font-weight="bold" style:font-weight-asian="bold" style:font-weight-complex="bold"/>
    </style:style>
    <style:style style:name="T22" style:parent-style-name="DefaultParagraphFont" style:family="text">
      <style:text-properties fo:font-weight="bold" style:font-weight-asian="bold" style:font-weight-complex="bold" fo:background-color="#FFFF00"/>
    </style:style>
    <style:style style:name="T23" style:parent-style-name="DefaultParagraphFont" style:family="text">
      <style:text-properties fo:font-weight="bold" style:font-weight-asian="bold" style:font-weight-complex="bold" fo:background-color="#FFFF00"/>
    </style:style>
    <style:style style:name="T24" style:parent-style-name="DefaultParagraphFont" style:family="text">
      <style:text-properties fo:font-weight="bold" style:font-weight-asian="bold" style:font-weight-complex="bold"/>
    </style:style>
    <style:style style:name="T25" style:parent-style-name="DefaultParagraphFont" style:family="text">
      <style:text-properties fo:font-weight="bold" style:font-weight-asian="bold" style:font-weight-complex="bold" fo:background-color="#FFFF00"/>
    </style:style>
    <style:style style:name="T26" style:parent-style-name="DefaultParagraphFont" style:family="text">
      <style:text-properties fo:font-weight="bold" style:font-weight-asian="bold" style:font-weight-complex="bold" fo:background-color="#FFFF00"/>
    </style:style>
    <style:style style:name="T27" style:parent-style-name="DefaultParagraphFont" style:family="text">
      <style:text-properties fo:font-weight="bold" style:font-weight-asian="bold" style:font-weight-complex="bold" fo:background-color="#FFFF00"/>
    </style:style>
    <style:style style:name="T28" style:parent-style-name="DefaultParagraphFont" style:family="text">
      <style:text-properties fo:font-weight="bold" style:font-weight-asian="bold" style:font-weight-complex="bold" fo:background-color="#FFFF00"/>
    </style:style>
    <style:style style:name="T29" style:parent-style-name="DefaultParagraphFont" style:family="text">
      <style:text-properties fo:font-weight="bold" style:font-weight-asian="bold" style:font-weight-complex="bold" fo:background-color="#FFFF00"/>
    </style:style>
    <style:style style:name="T30" style:parent-style-name="DefaultParagraphFont" style:family="text">
      <style:text-properties fo:background-color="#FFFF00"/>
    </style:style>
    <style:style style:name="T31" style:parent-style-name="DefaultParagraphFont" style:family="text">
      <style:text-properties fo:font-weight="bold" style:font-weight-asian="bold" style:font-weight-complex="bold" fo:background-color="#FFFF00"/>
    </style:style>
    <style:style style:name="T32" style:parent-style-name="DefaultParagraphFont" style:family="text">
      <style:text-properties fo:background-color="#FFFF00"/>
    </style:style>
    <style:style style:name="T33" style:parent-style-name="DefaultParagraphFont" style:family="text">
      <style:text-properties fo:font-weight="bold" style:font-weight-asian="bold" style:font-weight-complex="bold" fo:background-color="#FFFF00"/>
    </style:style>
    <style:style style:name="T34" style:parent-style-name="DefaultParagraphFont" style:family="text">
      <style:text-properties fo:background-color="#FFFF00"/>
    </style:style>
    <style:style style:name="T35" style:parent-style-name="DefaultParagraphFont" style:family="text">
      <style:text-properties fo:font-weight="bold" style:font-weight-asian="bold" style:font-weight-complex="bold" fo:background-color="#FFFF00"/>
    </style:style>
    <style:style style:name="T36" style:parent-style-name="DefaultParagraphFont" style:family="text">
      <style:text-properties fo:font-weight="bold" style:font-weight-asian="bold" style:font-weight-complex="bold" fo:background-color="#FFFF00"/>
    </style:style>
    <style:style style:name="T37" style:parent-style-name="DefaultParagraphFont" style:family="text">
      <style:text-properties fo:background-color="#FFFF00"/>
    </style:style>
    <style:style style:name="T38" style:parent-style-name="DefaultParagraphFont" style:family="text">
      <style:text-properties fo:font-weight="bold" style:font-weight-asian="bold" style:font-weight-complex="bold" fo:background-color="#FFFF00"/>
    </style:style>
    <style:style style:name="T39" style:parent-style-name="DefaultParagraphFont" style:family="text">
      <style:text-properties fo:font-weight="bold" style:font-weight-asian="bold" style:font-weight-complex="bold" fo:background-color="#FFFF00"/>
    </style:style>
    <style:style style:name="T40" style:parent-style-name="DefaultParagraphFont" style:family="text">
      <style:text-properties fo:font-weight="bold" style:font-weight-asian="bold" style:font-weight-complex="bold" fo:background-color="#FFFF00"/>
    </style:style>
    <style:style style:name="T41" style:parent-style-name="DefaultParagraphFont" style:family="text">
      <style:text-properties fo:font-weight="bold" style:font-weight-asian="bold" style:font-weight-complex="bold"/>
    </style:style>
    <style:style style:name="T42" style:parent-style-name="DefaultParagraphFont" style:family="text">
      <style:text-properties fo:font-weight="bold" style:font-weight-asian="bold" style:font-weight-complex="bold" fo:background-color="#FFFF00"/>
    </style:style>
    <style:style style:name="T43" style:parent-style-name="DefaultParagraphFont" style:family="text">
      <style:text-properties fo:font-weight="bold" style:font-weight-asian="bold" style:font-weight-complex="bold"/>
    </style:style>
    <style:style style:name="T44" style:parent-style-name="DefaultParagraphFont" style:family="text">
      <style:text-properties fo:font-weight="bold" style:font-weight-asian="bold" style:font-weight-complex="bold"/>
    </style:style>
    <style:style style:name="T45" style:parent-style-name="DefaultParagraphFont" style:family="text">
      <style:text-properties fo:font-weight="bold" style:font-weight-asian="bold" style:font-weight-complex="bold" fo:background-color="#FFFF00"/>
    </style:style>
    <style:style style:name="T46" style:parent-style-name="DefaultParagraphFont" style:family="text">
      <style:text-properties fo:font-weight="bold" style:font-weight-asian="bold" style:font-weight-complex="bold"/>
    </style:style>
    <style:style style:name="T47" style:parent-style-name="DefaultParagraphFont" style:family="text">
      <style:text-properties fo:font-weight="bold" style:font-weight-asian="bold" style:font-weight-complex="bold" fo:background-color="#FFFF00"/>
    </style:style>
    <style:style style:name="T48" style:parent-style-name="DefaultParagraphFont" style:family="text">
      <style:text-properties fo:font-weight="bold" style:font-weight-asian="bold" style:font-weight-complex="bold"/>
    </style:style>
    <style:style style:name="T49" style:parent-style-name="DefaultParagraphFont" style:family="text">
      <style:text-properties fo:font-weight="bold" style:font-weight-asian="bold" style:font-weight-complex="bold"/>
    </style:style>
  </office:automatic-styles>
  <office:body>
    <office:text text:use-soft-page-breaks="true">
      <text:p text:style-name="P1"><text:span text:style-name="T2"><text:line-break/></text:span><text:span text:style-name="T3">https://spmogit03.exfo.com/brix/software.git</text:span><text:span text:style-name="T4"><text:line-break/></text:span><text:span text:style-name="T5"><text:line-break/></text:span><text:span text:style-name="T6">On 21st while running make command in new environment without any changes faced below error.</text:span></text:p>
      <text:p text:style-name="Normal">make[2]: Entering directory '/root/Monolith_20Feb/software'<text:line-break/>make[2]: Leaving directory '/root/Monolith_20Feb/software'<text:line-break/>/h/snail/share/tools/jdk1.8.0_201/bin/javac -classpath ../../../../exports/java: -g nv40b_monolith_resource_metrics.java &amp;&amp; touch nv40b_monolith_resource_metrics.class.done<text:line-break/>nv40b_monolith_resource_metrics.java:1: error: package com.brixnet.preflight does not exist<text:line-break/><text:span text:style-name="T7">import com.brixnet.preflight.*;</text:span><text:line-break/>^<text:line-break/>nv40b_monolith_resource_metrics.java:3: error: cannot find symbol<text:line-break/>public class nv40b_monolith_resource_metrics implements MonolithResourceMetrics<text:line-break/>                                                        ^<text:line-break/>  symbol: class MonolithResourceMetrics<text:line-break/>nv40b_monolith_resource_metrics.java:5: error: cannot find symbol<text:line-break/>    public MonolithResourceMetricsResult computeResources(int memorySize)<text:line-break/>           ^<text:line-break/>  symbol:   class MonolithResourceMetricsResult<text:line-break/>  location: class nv40b_monolith_resource_metrics<text:line-break/>nv40b_monolith_resource_metrics.java:7: error: cannot find symbol<text:line-break/>        MonolithResourceMetricsResult result = new MonolithResourceMetricsResult();<text:line-break/>        ^<text:line-break/>  symbol:   class MonolithResourceMetricsResult<text:line-break/>  location: class nv40b_monolith_resource_metrics<text:line-break/>nv40b_monolith_resource_metrics.java:7: error: cannot find symbol<text:line-break/>        MonolithResourceMetricsResult result = new MonolithResourceMetricsResult();<text:line-break/>                                                   ^<text:line-break/>  symbol:   class MonolithResourceMetricsResult<text:line-break/>  location: class nv40b_monolith_resource_metrics<text:line-break/>nv40b_monolith_resource_metrics.java:9: error: cannot find symbol<text:line-break/>        result.resultVersion = VERSION2;<text:line-break/>                               ^<text:line-break/>  symbol:   variable VERSION2<text:line-break/>  location: class nv40b_monolith_resource_metrics<text:line-break/>6 errors<text:line-break/>make[1]: *** [../../../../makefiles/rules.makefile:994:<text:s/><text:span text:style-name="T8">nv40b_monolith_resource_metrics.class</text:span>] Error 1<text:line-break/><text:soft-page-break/>make[1]: Leaving directory '/root/Monolith_20Feb/software/swv/platform/atomic-dog/image'<text:line-break/>make: *** [../../../../makefiles/<text:span text:style-name="T9">linux-target-rules.makefile</text:span>:152: local-exes] Error 2<text:line-break/>[root@rakeshdev image]#</text:p>
      <text:p text:style-name="Normal"> </text:p>
      <text:p text:style-name="Normal"><text:span text:style-name="T10">To resolve this we tried copying all compiled file from /root/software/exports/java all files copied to new environmnet path.</text:span></text:p>
      <text:p text:style-name="Normal"> </text:p>
      <text:p text:style-name="Normal"><text:span text:style-name="T11">for the following error we copied /exports/lin-vfr-x86_64-r/bvm-verifier-agent file to the rakeshdev environment in same path</text:span></text:p>
      <text:p text:style-name="Normal">cp -f -p rootfs/boot/install-tools/exec-post-setup.sh lin-nv40b-x86_64-r/monolith/exec-post-setup.sh<text:line-break/>make[1]: *** No rule to make target '../../../../exports/lin-vfr-x86_64-r/<text:span text:style-name="T12">bvm-verifier-agent',</text:span><text:s/>needed by 'lin-nv40b-x86_64-r/monolith/rootfs.tgz'.  Stop.<text:line-break/>make[1]: Leaving directory '/root/Monolith_20Feb/software/swv/platform/atomic-dog/image'<text:line-break/>make: *** [../../../../makefiles/linux-target-rules.makefile:160: local-jars] Error 2<text:line-break/>[root@rakeshdev image]#</text:p>
      <text:p text:style-name="Normal">make[1]: Entering directory '/root/Monolith_20Feb/software/swv/platform/atomic-dog/image'<text:line-break/>make[1]: *** No rule to make target '../../../../exports/lin-vfr-x86_64-r/../include/swv/image/image-filter-turnup-monolith.swv', needed by 'lin-nv40b-x86_64-r/monolith/rootfs.tgz'.  Stop.<text:line-break/>make[1]: Leaving directory '/root/Monolith_20Feb/software/swv/platform/atomic-dog/image'<text:line-break/>make: *** [../../../../makefiles/linux-target-rules.makefile:160: local-jars] Error 2<text:line-break/>[root@rakeshdev image]#</text:p>
      <text:p text:style-name="Normal"><text:span text:style-name="T13">To resolve this we copied SWV directory fro ip 154 to 208 under path /root/software/exports/include</text:span></text:p>
      <text:p text:style-name="Normal">make[1]: Entering directory '/root/Monolith_20Feb/software/swv/platform/atomic-dog/image'<text:line-break/>make[1]: *** No rule to make target '../../../../exports/lin-vfr-x86_64-r/libbx-utils.so', needed by 'lin-nv40b-x86_64-r/monolith/rootfs.tgz'.  Stop.<text:line-break/>make[1]: Leaving directory '/root/Monolith_20Feb/software/swv/platform/atomic-dog/image'<text:line-break/>make: *** [../../../../makefiles/linux-target-rules.makefile:160: local-jars] Error 2<text:line-break/><text:span text:style-name="T14">Agian make </text:span></text:p>
      <text:soft-page-break/>
      <text:p text:style-name="Normal">make[1]: Entering directory '/root/Monolith_20Feb/software/swv/platform/atomic-dog/image'<text:line-break/>make[1]: *** No rule to make target '../../../../exports/lin-vfr-x86_64-r/libswv-logger.so', needed by 'lin-nv40b-x86_64-r/monolith/rootfs.tgz'.  Stop.<text:line-break/>make[1]: Leaving directory '/root/Monolith_20Feb/software/swv/platform/atomic-dog/image'<text:line-break/>make: *** [../../../../makefiles/linux-target-rules.makefile:160: local-jars] Error 2</text:p>
      <text:p text:style-name="Normal"> </text:p>
      <text:p text:style-name="Normal"><text:span text:style-name="T15">Copied alll so files except below so's as alreday we have in new environment, under /root/software/exports/lin-vfr-x86_64-r</text:span></text:p>
      <text:p text:style-name="Normal"><text:line-break/>nvtlactv.so                                                                                 100%  272KB   4.1MB/s   00:00<text:line-break/>nvtlconn.so                                                                                 100%   33KB   7.6MB/s   00:00<text:line-break/>nvtldiag.so                                                                                 100%  252KB   7.5MB/s   00:00<text:line-break/>nvtlsdk.so</text:p>
      <text:p text:style-name="Normal"> </text:p>
      <text:p text:style-name="Normal"><text:span text:style-name="T16">again make error missing exfo-memtool under /root/software/exports/lin-vfr-x86_64-r copied</text:span><text:span text:style-name="T17"> </text:span></text:p>
      <text:p text:style-name="Normal">make[1]: Entering directory '/root/Monolith_20Feb/software/swv/platform/atomic-dog/image'<text:line-break/>make[1]: *** No rule to make target '../../../../exports/lin-vfr-x86_64-r/exfo-memtool', needed by 'lin-nv40b-x86_64-r/monolith/rootfs.tgz'.  Stop.<text:line-break/>make[1]: Leaving directory '/root/Monolith_20Feb/software/swv/platform/atomic-dog/image'<text:line-break/>make: *** [../../../../makefiles/linux-target-rules.makefile:160: local-jars] Error 2<text:line-break/>[root@rakeshdev image]#</text:p>
      <text:p text:style-name="Normal"><text:span text:style-name="T18">again make error missing sshd copied to /root/software/exports/lin-vfr-x86_64-r</text:span></text:p>
      <text:p text:style-name="Normal">make[1]: *** No rule to make target '../../../../exports/lin-vfr-x86_64-r/sshd', needed by 'lin-nv40b-x86_64-r/monolith/rootfs.tgz'.  Stop.<text:line-break/>make[1]: Leaving directory '/root/Monolith_20Feb/software/swv/platform/atomic-dog/image'<text:line-break/>make: *** [../../../../makefiles/linux-target-rules.makefile:160: local-jars] Error 2<text:line-break/>[root@rakeshdev image]#</text:p>
      <text:p text:style-name="Normal"><text:span text:style-name="T19">again make error missing scp copied to /root/software/exports/lin-vfr-x86_64-r</text:span></text:p>
      <text:p text:style-name="Normal"> </text:p>
      <text:soft-page-break/>
      <text:p text:style-name="Normal">make[1]: Entering directory '/root/Monolith_20Feb/software/swv/platform/atomic-dog/image'<text:line-break/>make[1]: *** No rule to make target '../../../../exports/lin-vfr-x86_64-r/scp', needed by 'lin-nv40b-x86_64-r/monolith/rootfs.tgz'.  Stop.<text:line-break/>make[1]: Leaving directory '/root/Monolith_20Feb/software/swv/platform/atomic-dog/image'<text:line-break/>make: *** [../../../../makefiles<text:span text:style-name="T20">/linux-target-rules.makefile:</text:span>160: local-jars] Error 2<text:line-break/>[root@rakeshdev image]#</text:p>
      <text:p text:style-name="Normal"><text:span text:style-name="T21">we copied all to 208 </text:span></text:p>
      <text:p text:style-name="Normal">[root@prabindev lin-vfr-x86_64-r]# scp -r scp brix@10.144.234.208:/binary/<text:line-break/>brix@10.144.234.208's password:<text:line-break/>scp                                                                                         100%  298KB   7.1MB/s   00:00<text:line-break/>[root@prabindev lin-vfr-x86_64-r]# scp -r ssh-keygen scdma sensors sftp sftp-server sgsm snmpd snmptrap socket-util sp_watchdog ssh-add ssh-agent ssh-keyscan ssh-keysign swiapui swisdk tcpdump test-turnup tgenif untgz upgrade usb-control  brix@10.144.234.208:/binary/</text:p>
      <text:p text:style-name="Normal"><text:span text:style-name="T22">error .ko missing copied  linux-lastmile</text:span></text:p>
      <text:p text:style-name="Normal">---&gt; local-jars nv40b<text:line-break/>make[1]: Entering directory '/root/Monolith_20Feb/software/swv/platform/atomic-dog/image'<text:line-break/>make[1]: *** No rule to make target '../../../../exports/lin-vfr-x86_64-r/linux-lastmile/lib/modules/3.18.12/kernel/drivers/net/lastmile/lastmile.ko', needed by 'lin-nv40b-x86_64-r/monolith/rootfs.tgz'.  Stop.<text:line-break/>make[1]: Leaving directory '/root/Monolith_20Feb/software/swv/platform/atomic-dog/image'<text:line-break/>make: *** [../../../../makefiles/linux-target-rules.makefile:160: local-jars] Error 2<text:line-break/>[root@rakeshdev image]#<text:line-break/><text:span text:style-name="T23">ERROR lastmile-dma MISSING COPIED</text:span><text:span text:style-name="T24"> </text:span></text:p>
      <text:p text:style-name="Normal">make[1]: Entering directory '/root/Monolith_20Feb/software/swv/platform/atomic-dog/image'<text:line-break/>make[1]: *** No rule to make target '../../../../exports/lin-vfr-x86_64-r/lastmile-dma', needed by 'lin-nv40b-x86_64-r/monolith/rootfs.tgz'.  Stop.<text:line-break/>make[1]: Leaving directory '/root/Monolith_20Feb/software/swv/platform/atomic-dog/image'<text:line-break/>make: *** [../../../../makefiles/linux-target-rules.makefile:160: local-jars] Error 2<text:line-break/>[root@rakeshdev image]#</text:p>
      <text:p text:style-name="Normal"> </text:p>
      <text:p text:style-name="Normal"><text:span text:style-name="T25">ERROR lastmile-dma MISSING COPIED lastmile-rawcardtool</text:span></text:p>
      <text:soft-page-break/>
      <text:p text:style-name="Normal">make[1]: Entering directory '/root/Monolith_20Feb/software/swv/platform/atomic-dog/image'<text:line-break/>make[1]: *** No rule to make target '../../../../exports/lin-vfr-x86_64-r/lastmile-rawcardtool', needed by 'lin-nv40b-x86_64-r/monolith/rootfs.tgz'.  Stop.<text:line-break/>make[1]: Leaving directory '/root/Monolith_20Feb/software/swv/platform/atomic-dog/image'<text:line-break/>make: *** [../../../../makefiles/linux-target-rules.makefile:160: local-jars] Error 2<text:line-break/>[root@rakeshdev image]#<text:line-break/><text:span text:style-name="T26">ERROR lastmile-dma MISSING COPIED lastmile-ethtool</text:span><text:line-break/>make[1]: Entering directory '/root/Monolith_20Feb/software/swv/platform/atomic-dog/image'<text:line-break/>make[1]: *** No rule to make target '../../../../exports/lin-vfr-x86_64-r/lastmile-ethtool', needed by 'lin-nv40b-x86_64-r/monolith/rootfs.tgz'.  Stop.<text:line-break/>make[1]: Leaving directory '/root/Monolith_20Feb/software/swv/platform/atomic-dog/image'<text:line-break/>make: *** [../../../../makefiles/linux-target-rules.makefile:160: local-jars] Error 2</text:p>
      <text:p text:style-name="Normal"><text:span text:style-name="T27">ERROR lastmile-dma MISSING COPIED lastmile-triumph</text:span></text:p>
      <text:p text:style-name="Normal">make[1]: Entering directory '/root/Monolith_20Feb/software/swv/platform/atomic-dog/image'<text:line-break/>make[1]: *** No rule to make target '../../../../exports/lin-vfr-x86_64-r/lastmile-triumph', needed by 'lin-nv40b-x86_64-r/monolith/rootfs.tgz'.  Stop.<text:line-break/>make[1]: Leaving directory '/root/Monolith_20Feb/software/swv/platform/atomic-dog/image'<text:line-break/>make: *** [../../../../makefiles/linux-target-rules.makefile:160: local-jars] Error 2</text:p>
      <text:p text:style-name="Normal"><text:span text:style-name="T28">ERROR lastmile-dma MISSING COPIED lastmile-turnup</text:span><text:line-break/> make[1]: *** No rule to make target '../../../../exports/lin-vfr-x86_64-r/lastmile-turnup', needed by 'lin-nv40b-x86_64-r/monolith/rootfs.tgz'.  Stop.<text:line-break/>make[1]: Leaving directory '/root/Monolith_20Feb/software/swv/platform/atomic-dog/image'<text:line-break/>make: *** [../../../../makefiles/linux-target-rules.makefile:160: local-jars] Error 2<text:line-break/>[root@rakeshdev image]#</text:p>
      <text:p text:style-name="Normal">[root@prabindev lin-vfr-x86_64-r]# scp -r lastmile-fcc lastmile-serial lastmile-timesvc lastmile-version  brix@10.144.234.208:/binary/<text:line-break/>brix@10.144.234.208's password:<text:line-break/><text:span text:style-name="T29">lastmile-fcc                                                                                100%   45KB 777.0KB/s   00:00</text:span><text:span text:style-name="T30"><text:line-break/></text:span><text:span text:style-name="T31">lastmile-serial                                                                             100%   16KB 183.7KB/s   00:00</text:span><text:span text:style-name="T32"><text:line-break/></text:span><text:span text:style-name="T33">lastmile-timesvc                                                                            100%   56KB   1.5MB/s   00:00</text:span><text:span text:style-name="T34"><text:line-break/></text:span><text:span text:style-name="T35">lastmile-version                                                                            100%   16KB 539.0KB/s   00:00</text:span><text:line-break/>[root@prabindev lin-vfr-x86_64-r]#</text:p>
      <text:soft-page-break/>
      <text:p text:style-name="Normal">make[1]: *** No rule to make target '../../../../exports/lin-vfr-x86_64-r/exfo-pci-control', needed by 'lin-nv40b-x86_64-r/monolith/rootfs.tgz'.  Stop.<text:line-break/>make[1]: Leaving directory '/root/Monolith_20Feb/software/swv/platform/atomic-dog/image'<text:line-break/>make: *** [../../../../makefiles/linux-target-rules.makefile:160: local-jars] Error 2<text:line-break/>[root@rakeshdev image]# cd lin-vfr-x86_64-r/</text:p>
      <text:p text:style-name="Normal"> </text:p>
      <text:p text:style-name="Normal">scp -r exfo-pci-control exfo-verifier-agent brix@10.144.234.208:               brix@10.144.234.208's password:<text:line-break/><text:span text:style-name="T36">exfo-pci-control                                                                            100%   26KB   8.0MB/s   00:00</text:span><text:span text:style-name="T37"><text:line-break/></text:span><text:span text:style-name="T38">exfo-verifier-agent                                                                         100%   38KB 667.3KB/s   00:00</text:span><text:line-break/>[root@prabindev lin-vfr-x86_64-r]#</text:p>
      <text:p text:style-name="Normal"> </text:p>
      <text:p text:style-name="Normal"><text:span text:style-name="T39">Error vmlinuz-3.18.12 copied System.map-3.18.12, lin-nv40b-x86_64-r,</text:span></text:p>
      <text:p text:style-name="Normal"><text:line-break/>make[1]: Entering directory '/root/Monolith_20Feb/software/swv/platform/atomic-dog/image'<text:line-break/>make[1]: *** No rule to make target '../../../../exports/lin-vfr-x86_64-r/linux-lastmile/vmlinuz-3.18.12', needed by 'lin-nv40b-x86_64-r/monolith/rootfs.tgz'.  Stop.<text:line-break/>make[1]: Leaving directory '/root/Monolith_20Feb/software/swv/platform/atomic-dog/image'<text:line-break/>make: *** [../../../../makefiles/linux-target-rules.makefile:160: local-jars] Error 2</text:p>
      <text:p text:style-name="Normal"> </text:p>
      <text:p text:style-name="Normal"><text:span text:style-name="T40">Error lin-gcc4-x86_64</text:span></text:p>
      <text:p text:style-name="Normal">cd lin-nv40b-x86_64-r ; "/h/snail/share/tools/jdk1.8.0_201/bin/javac" -classpath ../../../../../exports/java -g nv40b_monolith_resource_metrics.java<text:line-break/>if [ ! -d lin-nv40b-x86_64-r ] ; then mkdir -p lin-nv40b-x86_64-r ; fi<text:line-break/>export LD_LIBRARY_PATH=../../../../exports/lin-vfr-x86_64-d:$LD_LIBRARY_PATH; ../../../../swv/build-tools/image-filter-merge/lin-gcc4-x86_64/image-filter-merge ../../../../exports/include/swv/image/image-filter-monolith-nv40b.swv ../../../../exports/include/swv/image/image-filter-monolith-linux-gcc4-x86_64.swv ../../../../exports/include/swv/image/image-filter-monolith-common.swv ../../../../exports/include/swv/include/image-filter-swv-test-api-monolith.xml ../../../../exports/include/swv/image/image-filter-turnup-monolith.swv &gt;lin-nv40b-x86_64-r/image-filter-monolith-nv40b.xml<text:line-break/>bash: ../../../../swv/build-tools/image-filter-merge/lin-gcc4-x86_64/image-filter-merge: No such file or directory<text:line-break/><text:soft-page-break/>make[1]: *** [makefiles/monolith-rules.makefile:125: lin-nv40b-x86_64-r/image-filter-monolith-nv40b.xml] Error 127<text:line-break/>make[1]: Leaving directory '/root/Monolith_20Feb/software/swv/platform/atomic-dog/image'<text:line-break/>make: *** [../../../../makefiles/linux-target-rules.makefile:160: local-jars] Error 2<text:line-break/>[root@rakeshdev image]#</text:p>
      <text:p text:style-name="Normal"><text:span text:style-name="T41">scp -</text:span><text:span text:style-name="T42">r lin-gcc4-x86_64 brix</text:span><text:span text:style-name="T43">@10.144.234.208:/binary/</text:span><text:line-break/><text:span text:style-name="T44">brix@10.144.234.208's password:</text:span><text:line-break/><text:span text:style-name="T45">.setup-dir</text:span><text:span text:style-name="T46">                                                                                  100%    0     0.0KB/s   00:00</text:span></text:p>
      <text:p text:style-name="Normal"> </text:p>
      <text:p text:style-name="Normal"> [root@rakeshdev lin-nv40b-x86_64-r]# sudo PATH=$PATH:/root/Monolith_20Feb/software/exports/lin-vfr-x86_64-r/ ../rootfs/boot/install-tools/bvm-mkimg.sh -m monolith-nv40b-x86_64.jar -p nv40b -o monolith.vmdk -vkr 710011644928.vkr<text:line-break/>Error: encrypt-vkr not in the PATH</text:p>
      <text:p text:style-name="Normal"> </text:p>
      <text:p text:style-name="Normal">Usage: bvm-mkimg.sh ARGUMENTS</text:p>
      <text:p text:style-name="Normal"><text:span text:style-name="T47">as encrypt-vk</text:span><text:span text:style-name="T48">r</text:span><text:span text:style-name="T49"><text:s/>is missing we copied under /root/software/exports/lin-vfr-x86_64-r/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Navyasree Nese Venkataiah Gari EXT</meta:initial-creator>
    <dc:creator>Navyasree Nese Venkataiah Gari EXT</dc:creator>
    <meta:creation-date>2025-02-24T05:08:00Z</meta:creation-date>
    <dc:date>2025-04-12T14:54:00Z</dc:date>
    <meta:template xlink:href="Normal" xlink:type="simple"/>
    <meta:editing-cycles>1</meta:editing-cycles>
    <meta:editing-duration>PT360300S</meta:editing-duration>
    <meta:document-statistic meta:page-count="7" meta:paragraph-count="26" meta:word-count="2004" meta:character-count="13406" meta:row-count="95" meta:non-whitespace-character-count="11428"/>
  </office:meta>
</office:document-meta>
</file>